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rsid="0083b966" officeooo:paragraph-rsid="00058e76"/>
    </style:style>
    <style:style style:name="P2" style:family="paragraph" style:parent-style-name="Standard">
      <style:text-properties officeooo:rsid="0089ff23" officeooo:paragraph-rsid="00058e76"/>
    </style:style>
    <style:style style:name="P3" style:family="paragraph" style:parent-style-name="Standard">
      <style:text-properties officeooo:rsid="0083b966" officeooo:paragraph-rsid="00058e76"/>
    </style:style>
    <style:style style:name="P4" style:family="paragraph" style:parent-style-name="Standard">
      <style:text-properties officeooo:rsid="0085babf" officeooo:paragraph-rsid="00058e76"/>
    </style:style>
    <style:style style:name="P5" style:family="paragraph" style:parent-style-name="Standard">
      <style:text-properties officeooo:rsid="008410cd" officeooo:paragraph-rsid="00058e76"/>
    </style:style>
    <style:style style:name="P6" style:family="paragraph" style:parent-style-name="Standard">
      <style:text-properties officeooo:rsid="00847705" officeooo:paragraph-rsid="00058e76"/>
    </style:style>
    <style:style style:name="P7" style:family="paragraph" style:parent-style-name="Standard">
      <style:text-properties officeooo:rsid="0084b6e5" officeooo:paragraph-rsid="00058e76"/>
    </style:style>
    <style:style style:name="P8" style:family="paragraph" style:parent-style-name="Standard">
      <style:text-properties officeooo:rsid="008713d0" officeooo:paragraph-rsid="00058e76"/>
    </style:style>
    <style:style style:name="P9" style:family="paragraph" style:parent-style-name="Standard">
      <style:text-properties style:font-name="Dudu Cyryllic" officeooo:rsid="008713d0" officeooo:paragraph-rsid="00058e76"/>
    </style:style>
    <style:style style:name="P10" style:family="paragraph" style:parent-style-name="Standard">
      <style:text-properties style:font-name="Liberation Serif" fo:font-style="italic" officeooo:rsid="008713d0" officeooo:paragraph-rsid="00058e76" style:font-style-asian="italic" style:font-style-complex="italic"/>
    </style:style>
    <style:style style:name="P11" style:family="paragraph" style:parent-style-name="Standard">
      <style:text-properties officeooo:rsid="008723b0" officeooo:paragraph-rsid="00058e76"/>
    </style:style>
    <style:style style:name="P12" style:family="paragraph" style:parent-style-name="Standard">
      <style:text-properties officeooo:rsid="00882147" officeooo:paragraph-rsid="00058e76"/>
    </style:style>
    <style:style style:name="T1" style:family="text">
      <style:text-properties officeooo:rsid="008723b0"/>
    </style:style>
    <style:style style:name="T2" style:family="text">
      <style:text-properties officeooo:rsid="0085babf"/>
    </style:style>
    <style:style style:name="T3" style:family="text">
      <style:text-properties officeooo:rsid="01464a54"/>
    </style:style>
    <style:style style:name="T4" style:family="text">
      <style:text-properties officeooo:rsid="01be2b89"/>
    </style:style>
    <style:style style:name="T5" style:family="text">
      <style:text-properties officeooo:rsid="00847705"/>
    </style:style>
    <style:style style:name="T6" style:family="text">
      <style:text-properties officeooo:rsid="0084b6e5"/>
    </style:style>
    <style:style style:name="T7" style:family="text">
      <style:text-properties officeooo:rsid="01bf538a"/>
    </style:style>
    <style:style style:name="T8" style:family="text">
      <style:text-properties officeooo:rsid="00882147"/>
    </style:style>
    <style:style style:name="T9" style:family="text">
      <style:text-properties officeooo:rsid="035b5c1e"/>
    </style:style>
    <style:style style:name="T10" style:family="text">
      <style:text-properties officeooo:rsid="0089ff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/>
      <text:p text:style-name="P3">И, наконец, куратор без очков, куратор не женского пола, куратор четвёртой группы — Рома <text:span text:style-name="T2">Гуревич</text:span>. </text:p>
      <text:p text:style-name="P3">Он тоже еврей, как <text:span text:style-name="T2">остальные, известные мне Гуревичи, </text:span>и<text:span text:style-name="T3">ли</text:span> <text:span text:style-name="T2">тот же </text:span><text:s/>Близнюк, <text:span text:style-name="T2">только</text:span> постарше и полысее. </text:p>
      <text:p text:style-name="P4">И он вечно чем-то занят и с кем-то говорит, и пылко жестикулирует. </text:p>
      <text:p text:style-name="P4"/>
      <text:p text:style-name="P5">Один раз я пересдавал ему зачёт в Старом, разумеется, корпусе. </text:p>
      <text:p text:style-name="P5">Я проследил как он вышел и<text:span text:style-name="T4">з</text:span> Нового корпуса в <text:span text:style-name="T4">нужном мне</text:span> направлении, вернулся к Старому и стал дожидаться его подхода. </text:p>
      <text:p text:style-name="P5">Через десять минут я забеспокоился и прочесал двести метров асфальтной дорожки между Старым и Новым корпусом. <text:s/></text:p>
      <text:p text:style-name="P5">Он ещё только дошёл до угла Нового, постоянно останавливаясь и оживлённо дебатируя с каждым встречным-поперечным преподавателем.</text:p>
      <text:p text:style-name="P5">Я вернулся на исходную позицию, но <text:span text:style-name="T3">теперь </text:span>уже сел на скамье под берёзами. </text:p>
      <text:p text:style-name="P5">Ещё через двадцать минут он, наконец, завиднелся возле большого печального бюста Гоголя.</text:p>
      <text:p text:style-name="P5"><text:s/>Есть середина пути! </text:p>
      <text:p text:style-name="P5">А куда денешься, если у тебя несданный зачёт?</text:p>
      <text:p text:style-name="P5">Шестьдесят две минуты ушло у Ромы, чтоб преодолеть эти грёбанные двести метров, <text:span text:style-name="T5">но, думаю, это не предел его возможностей. </text:span></text:p>
      <text:p text:style-name="P6">За это я и дал ему кличку «кипучий бездельник».</text:p>
      <text:p text:style-name="P6">Официальным его прозвищем было «Рома-Фонетист».</text:p>
      <text:p text:style-name="P6">Среди преподавателей он отличался самым чистым произношением звука «th» за что и начитывал магнитофонные плёнки с текстами про Паркеров, чтобы студенты их слушали и повторяли в кабинках лингафонной лаборатории. </text:p>
      <text:p text:style-name="P6">Не зря же его звали «Фонетист».</text:p>
      <text:p text:style-name="P6"/>
      <text:p text:style-name="P6">Кроме фонетики была ещё масса других предметов, различных и нужных.</text:p>
      <text:p text:style-name="P6">К примеру, Сравнительная Лексикосемантографоструктуросиология — язык сломаешь, пока экзамен сдашь.</text:p>
      <text:p text:style-name="P6">Эту самую Лексикос.. ну, вобщем — ...логию <text:span text:style-name="T6">нам преподавала потомственная преподавательница. </text:span></text:p>
      <text:p text:style-name="P7">На ней эта династия обрывалась, потому что она была девственницей-пенсионеркой и целомудренно застёгивала свой преподавательский плащ огромной булавкой под самое горло.</text:p>
      <text:p text:style-name="P7">Заменить её никто не мог — она по этому предмету даже учебник написала. </text:p>
      <text:p text:style-name="P7">Тощая такая брошюрка со смазанным типографским шрифтом, автор... Фамилия такая... на <text:s/>свистящий, <text:span text:style-name="T2">кажется, </text:span><text:s/>звук, или, <text:span text:style-name="T2">всё-таки,</text:span> на шипящий?.. вобщем, <text:span text:style-name="T7">фамилия </text:span>короче, чем название предмета.</text:p>
      <text:p text:style-name="P7">Если она на лекции начинала позволять себе лишнее, ну, ходить там, по проходам между длинных столов-парт, типа — а как тут мои сравнительно-шрифто-смазанные перлы конспектируются? — то ничего не стоило поставить её на место.</text:p>
      <text:p text:style-name="P7">Расстёгиваешь рубаху на груди, на две-три пуговицы, и слегка пощипываешь волосы на солнечном сплетении. </text:p>
      <text:p text:style-name="P7">Всё.</text:p>
      <text:p text:style-name="P7">Шипящая свистопляска кончилась — до звонка сидит как миленькая за преподавательским столом и упорно пялиться в свой план лекции, которую наизусть знает. </text:p>
      <text:p text:style-name="P7">Обожаю девственниц.</text:p>
      <text:p text:style-name="P7">Жомнир говорил, что после даже самого краткого разговора с нею его тянет принять ванну, <text:span text:style-name="T8">но о вкусах не спорят</text:span>.</text:p>
      <text:p text:style-name="P4">Не помню, пошёл ли я в душ после экзамена по этой самой сравнительной <text:span text:style-name="T6">— </text:span>как её? <text:span text:style-name="T6">—</text:span> на <text:soft-page-break/>котором тоже пришлось <text:span text:style-name="T3">себе </text:span>грудь чесать.</text:p>
      <text:p text:style-name="P4"/>
      <text:p text:style-name="P4">Но это всё предметы по специальности, а были ж ещё и общие, на которые являлись преподаватели с других факультетов и кафедр. </text:p>
      <text:p text:style-name="P4">И каждый мнил себя доном Корлеоне и вымогал уважения; типа, своей лекцией он сделал мне предложение, от которого я не смогу отказаться и, вернувшись в общагу, погружусь в штудирование преподанного предмета.</text:p>
      <text:p text:style-name="P4">Ага, как только — так сразу.</text:p>
      <text:p text:style-name="P8">Единственным, кто вызвал <text:span text:style-name="T9">во мне</text:span> симпатию был С<text:span text:style-name="T10">а</text:span>мородницкий, по какой-то из философий. Он на экзамене закурил. Открыто так, вальяжно и вместе с тем культурно — достал пепельницу с крышкой и туда стряхивал. </text:p>
      <text:p text:style-name="P8">На его экзамен я пришёл из общаги и погнал какую-то околёсицу, <text:span text:style-name="T10">совершенно от фонаря</text:span>, возможно даже из другой философии, но он вдруг заинтересовался и поставил мне четвёрку. Сказал, что мне нужно сменить факультет и что он мною займётся, но вскоре уехал в Израиль.</text:p>
      <text:p text:style-name="P8"/>
      <text:p text:style-name="P8">Таким образом, практику я проходил в школе при сахарном заводе на станции Носовка — двадцать с чем-то минут от Нежина киевской электричкой и руководителем практикантов поставлен был Жомнир.</text:p>
      <text:p text:style-name="P8">Рано утром мы отправлялись туда с высокой платформы вокзала — сборная из десяти разногруппных студентов и он в своём широком преповском плаще и берете в сочетании с аксессуаром из <text:s/>портфеля с ввалившимися боками.</text:p>
      <text:p text:style-name="P9"/>
      <text:p text:style-name="P10"><text:span text:style-name="T3">(...к</text:span>аждый одевается под свой имидж. <text:s/></text:p>
      <text:p text:style-name="P10">Берет, плащ, портфель — читай «преподаватель».</text:p>
      <text:p text:style-name="P10">Можешь представить сантехника в таком же прикиде? То-то же...<text:span text:style-name="T3">)</text:span></text:p>
      <text:p text:style-name="P10"/>
      <text:p text:style-name="P8">Мне мать накануне практики пошила куртку. <text:span text:style-name="T1">Покроем как энцефалитка у геологов, но из толстой брезентухи зелёного цвета. </text:span></text:p>
      <text:p text:style-name="P11">Мне она понравилась, особенно цвет — робингудовский такой.</text:p>
      <text:p text:style-name="P11">Самым ярким впечатлением от практики стала встреча по футболу между командами сахарного завода и локомотивного депо станции Фастов. </text:p>
      <text:p text:style-name="P11"><text:span text:style-name="T7">И</text:span>гра в <text:span text:style-name="T7">рамках </text:span>чемпионат<text:span text:style-name="T7">а</text:span> на кубок профкома <text:span text:style-name="T10">Ю</text:span>го-<text:span text:style-name="T10">З</text:span>ападной железной дороги проходила на пришкольном футбольном поле.</text:p>
      <text:p text:style-name="P11">Я вышел посмотреть на перемене и — приторчал.</text:p>
      <text:p text:style-name="P12">Стоял сентябрьский, подогретый солнцем денёк. По зелёной траве поля десятка два мужиков гонялись за одним мячом, а отдельный мужик гонялся за ними и свистел заливистыми трелями.</text:p>
      <text:p text:style-name="P12">Зрителей было раз-два и — обчёлся: во-первых, нахмуренный мужик в рабочей робе, во-вторых, я.</text:p>
      <text:p text:style-name="P12">Он считался «во-первых» потому, что первым тут стоял и стоял упорнее — мне понадобилось ненадолго отойти за деревья на краю поля, чтобы забить косяк.</text:p>
      <text:p text:style-name="P12"/>
      <text:p text:style-name="P12">Вернувшись, я не стал приближаться ко второму зрителю, чтоб понапрасну не дразнить его обоняние; просто стоял на расстоянии двух пенальти и наслаждался игрой чемпионата.</text:p>
      <text:p text:style-name="P12">Оса укусом в шею обломала мне кайф.</text:p>
      <text:p text:style-name="P12">Я отшатнулся, дёрнулся и в паре метров за спиной увидел Игоря Рекуна, что <text:span text:style-name="T7">под</text:span>кра<text:span text:style-name="T7">дыва</text:span>лся с коварной усмешкой.</text:p>
      <text:p text:style-name="P12">Я не стал скрывать ни косяка, ни дыма.</text:p>
      <text:p text:style-name="P12">- Игорёк, если хочешь что-то спросить, говори прямо и спереди.</text:p>
      <text:p text:style-name="P2">Улыбка стёрлась, мол, нет, ничего, и он ушёл в школу, где прозвенел очередной звонок.</text:p>
      <text:p text:style-name="P2"/>
      <text:p text:style-name="P2"><text:soft-page-break/><text:s/>Юный велосипедист доставил местным мужикам на поле допинг и они, погурголив с горлá, передавали бутылки друг другу, чтобы взбодрённо ринуться дальше.</text:p>
      <text:p text:style-name="P2">Правый полузащитник команды гостей передал пас своему центральному нападающему. Тот прошёл до угла штрафной и несильным, но точным ударом отправил мяч в нижний левый угол ворот.</text:p>
      <text:p text:style-name="P2">- Гол!- закричал нападающий и вся команда гостей.</text:p>
      <text:p text:style-name="P2">- Нету!- заорали местные мужики.</text:p>
      <text:p text:style-name="P2">Отбегая на свою половину поля, нападающий наткнулся на стенку из трёх местных.</text:p>
      <text:p text:style-name="P2">- Гола не было!- рыкнули они на него.</text:p>
      <text:p text:style-name="P2">- А я ничего и не говорю!- ответил он, оббегая вокруг выстроившейся стенки с нескрываемо довольной улыбкой.</text:p>
      <text:p text:style-name="P2">Говорить и доказывать не имело смысла — в воротах отсутствовала сетка, а судья в момент гола хлестал из поднесённой местными бутылки, задрав её <text:span text:style-name="T7">дон</text:span>ышко<text:span text:style-name="T7">м</text:span> к солнцу.</text:p>
      <text:p text:style-name="P2">Я подошёл ко второму зрителю и спросил напрямик:</text:p>
      <text:p text:style-name="P2">- Чё, был гол, или <text:span text:style-name="T3">нет</text:span>?</text:p>
      <text:p text:style-name="P2">Рабочий молча хмуро кивнул.</text:p>
      <text:p text:style-name="P2">Я порадовался, что хоть и немая, но есть, таки, правда на свете.</text:p>
      <text:p text:style-name="P2">Судья назначил <text:s/>свободный от ворот местных. </text:p>
      <text:p text:style-name="P2">Матч за первенство в чемпионате на кубок <text:s/><text:span text:style-name="T1">профкома </text:span>Ю<text:span text:style-name="T1">го-</text:span>З<text:span text:style-name="T1">ападной железной дороги </text:span>закончился вничью, со счётом 0: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8:02:51.476277545</meta:creation-date>
    <dc:date>2017-03-02T18:02:59.746003774</dc:date>
    <dc:creator>sehrguey </dc:creator>
    <meta:editing-duration>PT8S</meta:editing-duration>
    <meta:editing-cycles>1</meta:editing-cycles>
    <meta:document-statistic meta:table-count="0" meta:image-count="0" meta:object-count="0" meta:page-count="3" meta:paragraph-count="67" meta:word-count="994" meta:character-count="6667" meta:non-whitespace-character-count="5691"/>
    <meta:generator>LibreOffice/4.3.3.2$Linux_x86 LibreOffice_project/430m0$Build-2</meta:generator>
  </office:meta>
</office:document-meta>
</file>